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" manifest:version="1.3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Configurations2/" manifest:media-type="application/vnd.sun.xml.ui.configuration"/>
  <manifest:file-entry manifest:full-path="Object 42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" manifest:version="1.3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" manifest:version="1.3" manifest:media-type="application/vnd.oasis.opendocument.formula"/>
  <manifest:file-entry manifest:full-path="Object 808/content.xml" manifest:media-type="text/xml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794/content.xml" manifest:media-type="text/xml"/>
  <manifest:file-entry manifest:full-path="Object 794/Configurations2/" manifest:media-type="application/vnd.sun.xml.ui.configuration"/>
  <manifest:file-entry manifest:full-path="Object 794/settings.xml" manifest:media-type="text/xml"/>
  <manifest:file-entry manifest:full-path="Object 794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831/settings.xml" manifest:media-type="text/xml"/>
  <manifest:file-entry manifest:full-path="Object 831/content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settings.xml" manifest:media-type="text/xml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settings.xml" manifest:media-type="text/xml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tent.xml" manifest:media-type="text/xml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859/content.xml" manifest:media-type="text/xml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settings.xml" manifest:media-type="text/xml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743/content.xml" manifest:media-type="text/xml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" manifest:version="1.3" manifest:media-type="application/vnd.oasis.opendocument.formula"/>
  <manifest:file-entry manifest:full-path="Object 880/content.xml" manifest:media-type="text/xml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7/settings.xml" manifest:media-type="text/xml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832/settings.xml" manifest:media-type="text/xml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736/settings.xml" manifest:media-type="text/xml"/>
  <manifest:file-entry manifest:full-path="Object 736/Configurations2/" manifest:media-type="application/vnd.sun.xml.ui.configuration"/>
  <manifest:file-entry manifest:full-path="Object 736/content.xml" manifest:media-type="text/xml"/>
  <manifest:file-entry manifest:full-path="Object 736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884/settings.xml" manifest:media-type="text/xml"/>
  <manifest:file-entry manifest:full-path="Object 884/Configurations2/" manifest:media-type="application/vnd.sun.xml.ui.configuration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834/settings.xml" manifest:media-type="text/xml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885/content.xml" manifest:media-type="text/xml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833/settings.xml" manifest:media-type="text/xml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883/content.xml" manifest:media-type="text/xml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898/settings.xml" manifest:media-type="text/xml"/>
  <manifest:file-entry manifest:full-path="Object 898/content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814/content.xml" manifest:media-type="text/xml"/>
  <manifest:file-entry manifest:full-path="Object 814/Configurations2/" manifest:media-type="application/vnd.sun.xml.ui.configuration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430/settings.xml" manifest:media-type="text/xml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815/settings.xml" manifest:media-type="text/xml"/>
  <manifest:file-entry manifest:full-path="Object 815/content.xml" manifest:media-type="text/xml"/>
  <manifest:file-entry manifest:full-path="Object 815/Configurations2/" manifest:media-type="application/vnd.sun.xml.ui.configuration"/>
  <manifest:file-entry manifest:full-path="Object 815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settings.xml" manifest:media-type="text/xml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Configurations2/" manifest:media-type="application/vnd.sun.xml.ui.configuration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837/settings.xml" manifest:media-type="text/xml"/>
  <manifest:file-entry manifest:full-path="Object 837/Configurations2/" manifest:media-type="application/vnd.sun.xml.ui.configuration"/>
  <manifest:file-entry manifest:full-path="Object 837/content.xml" manifest:media-type="text/xml"/>
  <manifest:file-entry manifest:full-path="Object 837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836/settings.xml" manifest:media-type="text/xml"/>
  <manifest:file-entry manifest:full-path="Object 836/content.xml" manifest:media-type="text/xml"/>
  <manifest:file-entry manifest:full-path="Object 836/Configurations2/" manifest:media-type="application/vnd.sun.xml.ui.configuration"/>
  <manifest:file-entry manifest:full-path="Object 836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821/settings.xml" manifest:media-type="text/xml"/>
  <manifest:file-entry manifest:full-path="Object 821/content.xml" manifest:media-type="text/xml"/>
  <manifest:file-entry manifest:full-path="Object 821/Configurations2/" manifest:media-type="application/vnd.sun.xml.ui.configuration"/>
  <manifest:file-entry manifest:full-path="Object 821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styles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823/settings.xml" manifest:media-type="text/xml"/>
  <manifest:file-entry manifest:full-path="Object 823/content.xml" manifest:media-type="text/xml"/>
  <manifest:file-entry manifest:full-path="Object 823/Configurations2/" manifest:media-type="application/vnd.sun.xml.ui.configuration"/>
  <manifest:file-entry manifest:full-path="Object 823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75/settings.xml" manifest:media-type="text/xml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03/settings.xml" manifest:media-type="text/xml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" manifest:media-type=""/>
  <manifest:file-entry manifest:full-path="ObjectReplacements/Object 5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855" manifest:media-type=""/>
  <manifest:file-entry manifest:full-path="ObjectReplacements/Object 33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68" manifest:media-type="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21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738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27/settings.xml" manifest:media-type="text/xml"/>
  <manifest:file-entry manifest:full-path="Object 827/Configurations2/" manifest:media-type="application/vnd.sun.xml.ui.configuration"/>
  <manifest:file-entry manifest:full-path="Object 827/content.xml" manifest:media-type="text/xml"/>
  <manifest:file-entry manifest:full-path="Object 827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settings.xml" manifest:media-type="text/xml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tent.xml" manifest:media-type="text/xml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793/content.xml" manifest:media-type="text/xml"/>
  <manifest:file-entry manifest:full-path="Object 793/Configurations2/" manifest:media-type="application/vnd.sun.xml.ui.configuration"/>
  <manifest:file-entry manifest:full-path="Object 793/settings.xml" manifest:media-type="text/xml"/>
  <manifest:file-entry manifest:full-path="Object 793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738/Configurations2/" manifest:media-type="application/vnd.sun.xml.ui.configuration"/>
  <manifest:file-entry manifest:full-path="Object 738/content.xml" manifest:media-type="text/xml"/>
  <manifest:file-entry manifest:full-path="Object 738/settings.xml" manifest:media-type="text/xml"/>
  <manifest:file-entry manifest:full-path="Object 738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</text:span><text:span text:style-name="T6">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10" draw:layer="layout" svg:width="0.551cm" svg:height="0.47cm" svg:x="2.181cm" svg:y="13.2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frame draw:style-name="gr15" draw:text-style-name="P10" draw:layer="layout" svg:width="0.974cm" svg:height="0.47cm" svg:x="2.48cm" svg:y="9.564cm">
          <draw:object xlink:href="./Object 738" xlink:type="simple" xlink:show="embed" xlink:actuate="onLoad">
            <loext:p/>
          </draw:object>
          <draw:image xlink:href="./ObjectReplacements/Object 738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9.68cm" svg:y="9.7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4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29cm" svg:height="0.542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2" draw:text-style-name="P3" draw:layer="layout" svg:x1="4.875cm" svg:y1="12.3cm" svg:x2="4.875cm" svg:y2="13.701cm">
          <text:p/>
        </draw:line>
        <draw:line draw:style-name="gr3" draw:text-style-name="P3" draw:layer="layout" svg:x1="10.05cm" svg:y1="11.651cm" svg:x2="12.55cm" svg:y2="11.651cm">
          <text:p/>
        </draw:line>
        <draw:line draw:style-name="gr2" draw:text-style-name="P3" draw:layer="layout" svg:x1="12.45cm" svg:y1="12.051cm" svg:x2="12.4cm" svg:y2="13.901cm">
          <text:p/>
        </draw:lin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6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2.38cm" svg:y="19.7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45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384cm" svg:y="13.864cm">
          <draw:object xlink:href="./Object 793" xlink:type="simple" xlink:show="embed" xlink:actuate="onLoad">
            <loext:p/>
          </draw:object>
          <draw:image xlink:href="./ObjectReplacements/Object 793" xlink:type="simple" xlink:show="embed" xlink:actuate="onLoad"/>
        </draw:frame>
        <draw:frame draw:style-name="gr15" draw:text-style-name="P10" draw:layer="layout" svg:width="0.572cm" svg:height="0.53cm" svg:x="12.184cm" svg:y="14.064cm">
          <draw:object xlink:href="./Object 794" xlink:type="simple" xlink:show="embed" xlink:actuate="onLoad">
            <loext:p/>
          </draw:object>
          <draw:image xlink:href="./ObjectReplacements/Object 794" xlink:type="simple" xlink:show="embed" xlink:actuate="onLoad"/>
        </draw:frame>
        <draw:frame draw:style-name="gr15" draw:text-style-name="P10" draw:layer="layout" svg:width="0.602cm" svg:height="0.53cm" svg:x="9.184cm" svg:y="11.164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602cm" svg:height="0.53cm" svg:x="2.084cm" svg:y="11.964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1.178cm" svg:height="0.47cm" svg:x="7.299cm" svg:y="22.066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frame draw:style-name="gr15" draw:text-style-name="P10" draw:layer="layout" svg:width="0.551cm" svg:height="0.47cm" svg:x="8.482cm" svg:y="23.564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line draw:style-name="gr12" draw:text-style-name="P3" draw:layer="layout" svg:x1="9.003cm" svg:y1="24.051cm" svg:x2="13.853cm" svg:y2="24.101cm">
          <text:p/>
        </draw:line>
        <draw:line draw:style-name="gr12" draw:text-style-name="P3" draw:layer="layout" svg:x1="9.009cm" svg:y1="24.055cm" svg:x2="9.0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781cm" svg:y="19.8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5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5009810947471cm 23.001cm)" svg:viewBox="0 0 3448 2050" svg:d="M3448 0c-3691 0-3445 2050-3445 2050">
          <text:p/>
        </draw:path>
        <draw:frame draw:style-name="gr15" draw:text-style-name="P10" draw:layer="layout" svg:width="1.945cm" svg:height="0.542cm" svg:x="10.482cm" svg:y="20.4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483cm" svg:y="20.5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3" draw:text-style-name="P3" draw:layer="layout" svg:x1="9.001cm" svg:y1="22.451cm" svg:x2="13.35cm" svg:y2="22.501cm">
          <text:p/>
        </draw:line>
        <draw:line draw:style-name="gr2" draw:text-style-name="P3" draw:layer="layout" svg:x1="10.75cm" svg:y1="22.751cm" svg:x2="10.751cm" svg:y2="24.101cm">
          <text:p/>
        </draw:line>
        <draw:line draw:style-name="gr2" draw:text-style-name="P3" draw:layer="layout" svg:x1="11.501cm" svg:y1="21.601cm" svg:x2="11.501cm" svg:y2="24.051cm">
          <text:p/>
        </draw:line>
        <draw:frame draw:style-name="gr15" draw:text-style-name="P10" draw:layer="layout" svg:width="0.572cm" svg:height="0.53cm" svg:x="10.4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line draw:style-name="gr3" draw:text-style-name="P3" draw:layer="layout" svg:x1="9cm" svg:y1="21.503cm" svg:x2="11.502cm" svg:y2="21.5cm">
          <text:p/>
        </draw:line>
        <draw:frame draw:style-name="gr15" draw:text-style-name="P10" draw:layer="layout" svg:width="0.647cm" svg:height="0.53cm" svg:x="8.385cm" svg:y="22.3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385cm" svg:y="21.1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9cm" svg:y1="23.651cm" svg:x2="13.25cm" svg:y2="23.651cm">
          <text:p/>
        </draw:line>
        <draw:frame draw:style-name="gr15" draw:text-style-name="P10" draw:layer="layout" svg:width="0.504cm" svg:height="0.47cm" svg:x="13.483cm" svg:y="23.3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line draw:style-name="gr3" draw:text-style-name="P3" draw:layer="layout" svg:x1="9cm" svg:y1="22.779cm" svg:x2="10.751cm" svg:y2="22.776cm">
          <text:p/>
        </draw:line>
        <draw:frame draw:style-name="gr15" draw:text-style-name="P10" draw:layer="layout" svg:width="2.014cm" svg:height="0.513cm" svg:x="13.399cm" svg:y="22.266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line draw:style-name="gr3" draw:text-style-name="P3" draw:layer="layout" svg:x1="2.599cm" svg:y1="22.304cm" svg:x2="5cm" svg:y2="22.2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2.48cm" svg:y="9.5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98cm" svg:y="6.6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68cm" svg:y="2.4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249cm" svg:height="0.513cm" svg:x="14.608cm" svg:y="19.7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line draw:style-name="gr3" draw:text-style-name="P3" draw:layer="layout" svg:x1="2.749cm" svg:y1="12.187cm" svg:x2="4.851cm" svg:y2="12.215cm">
          <text:p/>
        </draw:line>
        <draw:frame draw:style-name="gr15" draw:text-style-name="P10" draw:layer="layout" svg:width="0.647cm" svg:height="0.53cm" svg:x="1.8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line draw:style-name="gr3" draw:text-style-name="P3" draw:layer="layout" svg:x1="2.7cm" svg:y1="21.504cm" svg:x2="5.101cm" svg:y2="21.45cm">
          <text:p/>
        </draw:lin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5" draw:text-style-name="P10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5" draw:text-style-name="P10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3" draw:text-style-name="P17" draw:layer="layout" svg:width="3.389cm" svg:height="0.569cm" svg:x="17.186cm" svg:y="2.6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4" draw:text-style-name="P17" draw:layer="layout" svg:width="2.022cm" svg:height="0.887cm" svg:x="17.47cm" svg:y="21.9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6.7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1.0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28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9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5" draw:text-style-name="P28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15T13:55:25.223586170</dc:date>
    <meta:editing-duration>P5DT3H18M4S</meta:editing-duration>
    <meta:editing-cycles>478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2098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822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i>N</mi>
    <annotation encoding="StarMath 5.0">N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i>E</mi>
    <annotation encoding="StarMath 5.0">E</annotation>
  </semantics>
</math>
</file>

<file path=Object 837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